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000000" fo:padding="0.0694in" fo:border="none">
        <style:background-image/>
      </style:table-cell-properties>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6.5in"/>
    </style:style>
    <style:style style:name="Table2.1" style:family="table-row">
      <style:table-row-properties style:min-row-height="1.375in"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000000" fo:padding="0.0694in" fo:border="none">
        <style:background-image/>
      </style:table-cell-properties>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000000" fo:padding="0.0694in" fo:border="none">
        <style:background-image/>
      </style:table-cell-properties>
    </style:style>
    <style:style style:name="P1" style:family="paragraph" style:parent-style-name="Standard">
      <style:paragraph-properties fo:line-height="100%" fo:orphans="0" fo:widows="0"/>
      <style:text-properties style:font-name="Open Sans" style:font-name-asian="Open Sans1" style:font-name-complex="Open Sans1"/>
    </style:style>
    <style:style style:name="P2" style:family="paragraph" style:parent-style-name="Standard">
      <style:paragraph-properties fo:line-height="100%" fo:orphans="0" fo:widows="0"/>
      <style:text-properties fo:color="#7f7f7f" style:font-name="Roboto Mono" fo:font-size="10pt" fo:font-weight="bold" style:font-name-asian="Roboto Mono1" style:font-size-asian="10pt" style:font-weight-asian="bold" style:font-name-complex="Roboto Mono1" style:font-size-complex="10pt"/>
    </style:style>
    <style:style style:name="P3" style:family="paragraph" style:parent-style-name="Standard">
      <style:paragraph-properties fo:line-height="100%" fo:orphans="0" fo:widows="0"/>
    </style:style>
    <style:style style:name="P4" style:family="paragraph" style:parent-style-name="Standard">
      <style:paragraph-properties fo:line-height="100%" fo:orphans="0" fo:widows="0"/>
      <style:text-properties fo:color="#ffffff" style:font-name="Roboto Mono" fo:font-size="10pt" style:font-name-asian="Roboto Mono1" style:font-size-asian="10pt" style:font-name-complex="Roboto Mono1" style:font-size-complex="10pt"/>
    </style:style>
    <style:style style:name="P5" style:family="paragraph" style:parent-style-name="Standard">
      <style:paragraph-properties fo:line-height="100%" fo:orphans="0" fo:widows="0"/>
      <style:text-properties fo:color="#ffffff" style:font-name="Roboto Mono" style:font-name-asian="Roboto Mono1" style:font-name-complex="Roboto Mono1"/>
    </style:style>
    <style:style style:name="P6" style:family="paragraph" style:parent-style-name="Standard">
      <style:paragraph-properties fo:break-before="auto" fo:break-after="auto"/>
    </style:style>
    <style:style style:name="P7" style:family="paragraph" style:parent-style-name="Standard">
      <style:paragraph-properties fo:break-before="auto" fo:break-after="auto"/>
      <style:text-properties style:font-name="Open Sans" style:font-name-asian="Open Sans1" style:font-name-complex="Open Sans1"/>
    </style:style>
    <style:style style:name="P8" style:family="paragraph" style:parent-style-name="Standard">
      <style:paragraph-properties fo:break-before="auto" fo:break-after="auto"/>
      <style:text-properties fo:color="#9b30ff" style:font-name="Open Sans" fo:font-size="10pt" fo:font-weight="bold" fo:background-color="#1a1a1a" style:font-name-asian="Open Sans1" style:font-size-asian="10pt" style:font-weight-asian="bold" style:font-name-complex="Open Sans1" style:font-size-complex="10pt"/>
    </style:style>
    <style:style style:name="P9" style:family="paragraph" style:parent-style-name="Standard" style:list-style-name="WWNum2">
      <style:paragraph-properties fo:margin-left="0.5in" fo:margin-right="0in" fo:text-indent="-0.25in" style:auto-text-indent="false" fo:break-before="auto" fo:break-after="auto"/>
    </style:style>
    <style:style style:name="P10" style:family="paragraph" style:parent-style-name="Standard" style:list-style-name="WWNum1">
      <style:paragraph-properties fo:margin-left="0.5in" fo:margin-right="0in" fo:text-indent="-0.25in" style:auto-text-indent="false" fo:break-before="auto" fo:break-after="auto"/>
    </style:style>
    <style:style style:name="P11" style:family="paragraph" style:parent-style-name="Standard" style:list-style-name="WWNum2">
      <style:paragraph-properties fo:margin-left="1in" fo:margin-right="0in" fo:text-indent="-0.25in" style:auto-text-indent="false" fo:break-before="auto" fo:break-after="auto"/>
    </style:style>
    <style:style style:name="P12" style:family="paragraph" style:parent-style-name="Standard" style:list-style-name="WWNum2">
      <style:paragraph-properties fo:margin-left="1.5in" fo:margin-right="0in" fo:text-indent="-0.25in" style:auto-text-indent="false" fo:break-before="auto" fo:break-after="auto"/>
    </style:style>
    <style:style style:name="P13" style:family="paragraph" style:parent-style-name="Standard">
      <style:paragraph-properties fo:margin-left="1in" fo:margin-right="0in" fo:text-indent="0in" style:auto-text-indent="false" fo:break-before="auto" fo:break-after="auto"/>
      <style:text-properties style:font-name="Open Sans" style:font-name-asian="Open Sans1" style:font-name-complex="Open Sans1"/>
    </style:style>
    <style:style style:name="P14" style:family="paragraph" style:parent-style-name="Standard">
      <style:paragraph-properties fo:margin-left="0.5in" fo:margin-right="0in" fo:text-indent="0in" style:auto-text-indent="false" fo:break-before="auto" fo:break-after="auto"/>
      <style:text-properties style:font-name="Open Sans" style:font-name-asian="Open Sans1" style:font-name-complex="Open Sans1"/>
    </style:style>
    <style:style style:name="P15" style:family="paragraph" style:parent-style-name="Heading_20_2">
      <style:paragraph-properties fo:break-before="auto" fo:break-after="auto"/>
    </style:style>
    <style:style style:name="P16" style:family="paragraph" style:parent-style-name="Title" style:master-page-name="Standard">
      <style:paragraph-properties fo:margin-top="0.139in" fo:margin-bottom="0.0417in" loext:contextual-spacing="false" fo:line-height="100%" style:page-number="1" fo:break-before="auto" fo:break-after="auto"/>
    </style:style>
    <style:style style:name="T1" style:family="text">
      <style:text-properties style:font-name="Open Sans" style:font-name-asian="Open Sans1" style:font-name-complex="Open Sans1"/>
    </style:style>
    <style:style style:name="T2" style:family="text">
      <style:text-properties style:font-name="Open Sans" fo:font-weight="bold" style:font-name-asian="Open Sans1" style:font-weight-asian="bold" style:font-name-complex="Open Sans1"/>
    </style:style>
    <style:style style:name="T3" style:family="text">
      <style:text-properties fo:color="#9b30ff" style:font-name="Roboto Mono" fo:font-size="10pt" fo:font-weight="bold" style:font-name-asian="Roboto Mono1" style:font-size-asian="10pt" style:font-weight-asian="bold" style:font-name-complex="Roboto Mono1" style:font-size-complex="10pt"/>
    </style:style>
    <style:style style:name="T4" style:family="text">
      <style:text-properties fo:color="#7f7f7f" style:font-name="Roboto Mono" fo:font-size="10pt" fo:font-weight="bold" style:font-name-asian="Roboto Mono1" style:font-size-asian="10pt" style:font-weight-asian="bold" style:font-name-complex="Roboto Mono1" style:font-size-complex="10pt"/>
    </style:style>
    <style:style style:name="T5" style:family="text">
      <style:text-properties fo:color="#8a2be2" style:font-name="Roboto Mono" fo:font-size="10pt" fo:font-weight="bold" style:font-name-asian="Roboto Mono1" style:font-size-asian="10pt" style:font-weight-asian="bold" style:font-name-complex="Roboto Mono1" style:font-size-complex="10pt"/>
    </style:style>
    <style:style style:name="T6" style:family="text">
      <style:text-properties fo:color="#008b8b" style:font-name="Roboto Mono" fo:font-size="10pt" fo:font-weight="bold" style:font-name-asian="Roboto Mono1" style:font-size-asian="10pt" style:font-weight-asian="bold" style:font-name-complex="Roboto Mono1" style:font-size-complex="10pt"/>
    </style:style>
    <style:style style:name="T7" style:family="text">
      <style:text-properties fo:color="#458b74" style:font-name="Roboto Mono" fo:font-size="10pt" fo:font-weight="bold" style:font-name-asian="Roboto Mono1" style:font-size-asian="10pt" style:font-weight-asian="bold" style:font-name-complex="Roboto Mono1" style:font-size-complex="10pt"/>
    </style:style>
    <style:style style:name="T8" style:family="text">
      <style:text-properties fo:color="#ffc125" style:font-name="Roboto Mono" fo:font-size="10pt" fo:font-weight="bold" style:font-name-asian="Roboto Mono1" style:font-size-asian="10pt" style:font-weight-asian="bold" style:font-name-complex="Roboto Mono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mg1e9c8gt4f4"/><text:span text:style-name="T1">Udiddit, a social news aggregator</text:span></text:p>
      <text:p text:style-name="P15"><text:bookmark text:name="_gdnoc6asbla2"/><text:span text:style-name="T1">Introduction</text:span></text:p>
      <text:p text:style-name="P6"><text:span text:style-name="T1">Udiddit, a social news aggregation, web content rating, and discussion website, is currently using a risky and unreliable Postgres database schema to store the forum posts, discussions, and votes made by their users about different topics.</text:span></text:p>
      <text:p text:style-name="P7"/>
      <text:p text:style-name="P6"><text:span text:style-name="T1">The schema allows posts to be created by registered users on certain topics, and can include a URL or a text content. It also allows registered users to cast an upvote (like) or downvote (dislike) for any forum post that has been created. In addition to this, the schema also allows registered users to add comments on posts.</text:span></text:p>
      <text:p text:style-name="P7"/>
      <text:p text:style-name="P6"><text:span text:style-name="T1">Here is the DDL used to create the schema:</text:span></text:p>
      <text:p text:style-name="P8"/>
      <table:table table:name="Table1" table:style-name="Table1">
        <table:table-column table:style-name="Table1.A"/>
        <table:table-row table:style-name="Table1.1">
          <table:table-cell table:style-name="Table1.A1" office:value-type="string">
            <text:p text:style-name="P3"><text:span text:style-name="T3">CREATE</text:span><text:span text:style-name="T4"> </text:span><text:span text:style-name="T5">TABLE</text:span><text:span text:style-name="T4"> bad_posts (</text:span></text:p>
            <text:p text:style-name="P3"><text:span text:style-name="T4"><text:tab/>id </text:span><text:span text:style-name="T6">SERIAL</text:span><text:span text:style-name="T4"> </text:span><text:span text:style-name="T5">PRIMARY</text:span><text:span text:style-name="T4"> </text:span><text:span text:style-name="T5">KEY</text:span><text:span text:style-name="T4">,</text:span></text:p>
            <text:p text:style-name="P3"><text:span text:style-name="T4"><text:tab/>topic </text:span><text:span text:style-name="T7">VARCHAR</text:span><text:span text:style-name="T4">(</text:span><text:span text:style-name="T8">50</text:span><text:span text:style-name="T4">),</text:span></text:p>
            <text:p text:style-name="P3"><text:span text:style-name="T4"><text:tab/>username </text:span><text:span text:style-name="T7">VARCHAR</text:span><text:span text:style-name="T4">(</text:span><text:span text:style-name="T8">50</text:span><text:span text:style-name="T4">),</text:span></text:p>
            <text:p text:style-name="P3"><text:span text:style-name="T4"><text:tab/>title </text:span><text:span text:style-name="T7">VARCHAR</text:span><text:span text:style-name="T4">(</text:span><text:span text:style-name="T8">150</text:span><text:span text:style-name="T4">),</text:span></text:p>
            <text:p text:style-name="P3"><text:span text:style-name="T4"><text:tab/>url </text:span><text:span text:style-name="T7">VARCHAR</text:span><text:span text:style-name="T4">(</text:span><text:span text:style-name="T8">4000</text:span><text:span text:style-name="T4">) </text:span><text:span text:style-name="T5">DEFAULT</text:span><text:span text:style-name="T4"> </text:span><text:span text:style-name="T5">NULL</text:span><text:span text:style-name="T4">,</text:span></text:p>
            <text:p text:style-name="P3"><text:span text:style-name="T4"><text:tab/>text_content </text:span><text:span text:style-name="T6">TEXT</text:span><text:span text:style-name="T4"> </text:span><text:span text:style-name="T5">DEFAULT</text:span><text:span text:style-name="T4"> </text:span><text:span text:style-name="T5">NULL</text:span><text:span text:style-name="T4">,</text:span></text:p>
            <text:p text:style-name="P3"><text:span text:style-name="T4"><text:tab/>upvotes </text:span><text:span text:style-name="T6">TEXT</text:span><text:span text:style-name="T4">,</text:span></text:p>
            <text:p text:style-name="P3"><text:span text:style-name="T4"><text:tab/>downvotes </text:span><text:span text:style-name="T6">TEXT</text:span></text:p>
            <text:p text:style-name="P3"><text:span text:style-name="T4">);</text:span></text:p>
            <text:p text:style-name="P2"/>
            <text:p text:style-name="P3"><text:span text:style-name="T3">CREATE</text:span><text:span text:style-name="T4"> </text:span><text:span text:style-name="T5">TABLE</text:span><text:span text:style-name="T4"> bad_comments (</text:span></text:p>
            <text:p text:style-name="P3"><text:span text:style-name="T4"><text:tab/>id </text:span><text:span text:style-name="T6">SERIAL</text:span><text:span text:style-name="T4"> </text:span><text:span text:style-name="T5">PRIMARY</text:span><text:span text:style-name="T4"> </text:span><text:span text:style-name="T5">KEY</text:span><text:span text:style-name="T4">,</text:span></text:p>
            <text:p text:style-name="P3"><text:span text:style-name="T4"><text:tab/>username </text:span><text:span text:style-name="T7">VARCHAR</text:span><text:span text:style-name="T4">(</text:span><text:span text:style-name="T8">50</text:span><text:span text:style-name="T4">),</text:span></text:p>
            <text:p text:style-name="P3"><text:span text:style-name="T4"><text:tab/>post_id </text:span><text:span text:style-name="T6">BIGINT</text:span><text:span text:style-name="T4">,</text:span></text:p>
            <text:p text:style-name="P3"><text:span text:style-name="T4"><text:tab/>text_content </text:span><text:span text:style-name="T6">TEXT</text:span></text:p>
            <text:p text:style-name="P3"><text:span text:style-name="T4">);</text:span></text:p>
          </table:table-cell>
        </table:table-row>
      </table:table>
      <text:p text:style-name="P7"/>
      <text:p text:style-name="P7"/>
      <text:p text:style-name="P15"><text:bookmark text:name="_924v8axfa7gx"/><text:span text:style-name="T1">Part I: Investigate the existing schema</text:span></text:p>
      <text:p text:style-name="P6"><text:span text:style-name="T1">As a first step, investigate this schema and some of the sample data in the project’s SQL workspace. Then, in your own words, outline three (3) specific things that could be improved about this schema. Don’t hesitate to outline more if you want to stand out!</text:span></text:p>
      <text:p text:style-name="P7"/>
      <table:table table:name="Table2" table:style-name="Table2">
        <table:table-column table:style-name="Table2.A"/>
        <table:table-row table:style-name="Table2.1">
          <table:table-cell table:style-name="Table2.A1" office:value-type="string">
            <text:p text:style-name="P1"/>
          </table:table-cell>
        </table:table-row>
      </table:table>
      <text:p text:style-name="P7"/>
      <text:p text:style-name="P15"><text:bookmark text:name="_adf08vvtd5on"/><text:span text:style-name="T1">Part II: Create the DDL for your new schema</text:span></text:p>
      <text:p text:style-name="P6"><text:span text:style-name="T1">Having done this initial investigation and assessment, your next goal is to dive deep into the heart of the problem and create a new schema for Udiddit. Your new schema should at least reflect fixes to the shortcomings you pointed to in the previous exercise. To help you create the new schema, a few guidelines are provided to you:</text:span></text:p>
      <text:p text:style-name="P7"/>
      <text:list xml:id="list2100587585" text:style-name="WWNum2">
        <text:list-item>
          <text:p text:style-name="P9"><text:span text:style-name="T1">Guideline #1: here is a list of features and specifications that Udiddit needs in order to support its website and administrative interface:</text:span></text:p>
          <text:list>
            <text:list-item>
              <text:p text:style-name="P11"><text:span text:style-name="T1">Allow new users to register:</text:span></text:p>
              <text:list>
                <text:list-item>
                  <text:p text:style-name="P12"><text:span text:style-name="T1">Each username has to be unique</text:span></text:p>
                </text:list-item>
                <text:list-item>
                  <text:p text:style-name="P12"><text:span text:style-name="T1">Usernames can be composed of at most 25 characters</text:span></text:p>
                </text:list-item>
                <text:list-item>
                  <text:p text:style-name="P12"><text:span text:style-name="T1">Usernames can’t be empty</text:span></text:p>
                </text:list-item>
                <text:list-item>
                  <text:p text:style-name="P12"><text:span text:style-name="T1">We won’t worry about user passwords for this project</text:span></text:p>
                </text:list-item>
              </text:list>
            </text:list-item>
            <text:list-item>
              <text:p text:style-name="P11"><text:soft-page-break/><text:span text:style-name="T1">Allow registered users to create new topics:</text:span></text:p>
              <text:list>
                <text:list-item>
                  <text:p text:style-name="P12"><text:span text:style-name="T1">Topic names have to be unique.</text:span></text:p>
                </text:list-item>
                <text:list-item>
                  <text:p text:style-name="P12"><text:span text:style-name="T1">The topic’s name is at most 30 characters</text:span></text:p>
                </text:list-item>
                <text:list-item>
                  <text:p text:style-name="P12"><text:span text:style-name="T1">The topic’s name can’t be empty</text:span></text:p>
                </text:list-item>
                <text:list-item>
                  <text:p text:style-name="P12"><text:span text:style-name="T1">Topics can have an optional description of at most 500 characters.</text:span></text:p>
                </text:list-item>
              </text:list>
            </text:list-item>
            <text:list-item>
              <text:p text:style-name="P11"><text:span text:style-name="T1">Allow registered users to create new posts on existing topics:</text:span></text:p>
              <text:list>
                <text:list-item>
                  <text:p text:style-name="P12"><text:span text:style-name="T1">Posts have a required title of at most 100 characters</text:span></text:p>
                </text:list-item>
                <text:list-item>
                  <text:p text:style-name="P12"><text:span text:style-name="T1">The title of a post can’t be empty.</text:span></text:p>
                </text:list-item>
                <text:list-item>
                  <text:p text:style-name="P12"><text:span text:style-name="T1">Posts should contain either a URL or a text content, </text:span><text:span text:style-name="T2">but not both</text:span><text:span text:style-name="T1">.</text:span></text:p>
                </text:list-item>
                <text:list-item>
                  <text:p text:style-name="P12"><text:span text:style-name="T1">If a topic gets deleted, all the posts associated with it should be automatically deleted too.</text:span></text:p>
                </text:list-item>
                <text:list-item>
                  <text:p text:style-name="P12"><text:span text:style-name="T1">If the user who created the post gets deleted, then the post will remain, but it will become dissociated from that user.</text:span></text:p>
                </text:list-item>
              </text:list>
            </text:list-item>
            <text:list-item>
              <text:p text:style-name="P11"><text:span text:style-name="T1">Allow registered users to comment on existing posts:</text:span></text:p>
              <text:list>
                <text:list-item>
                  <text:p text:style-name="P12"><text:span text:style-name="T1">A comment’s text content can’t be empty.</text:span></text:p>
                </text:list-item>
                <text:list-item>
                  <text:p text:style-name="P12"><text:span text:style-name="T1">Contrary to the current linear comments, the new structure should allow comment threads at arbitrary levels.</text:span></text:p>
                </text:list-item>
                <text:list-item>
                  <text:p text:style-name="P12"><text:span text:style-name="T1">If a post gets deleted, all comments associated with it should be automatically deleted too.</text:span></text:p>
                </text:list-item>
                <text:list-item>
                  <text:p text:style-name="P12"><text:span text:style-name="T1">If the user who created the comment gets deleted, then the comment will remain, but it will become dissociated from that user.</text:span></text:p>
                </text:list-item>
                <text:list-item>
                  <text:p text:style-name="P12"><text:span text:style-name="T1">If a comment gets deleted, then all its descendants in the thread structure should be automatically deleted too.</text:span></text:p>
                </text:list-item>
              </text:list>
            </text:list-item>
            <text:list-item>
              <text:p text:style-name="P11"><text:span text:style-name="T1">Make sure that a given user can only vote once on a given post:</text:span></text:p>
              <text:list>
                <text:list-item>
                  <text:p text:style-name="P12"><text:span text:style-name="T1">Hint: you can store the (up/down) value of the vote as the values 1 and -1 respectively.</text:span></text:p>
                </text:list-item>
                <text:list-item>
                  <text:p text:style-name="P12"><text:span text:style-name="T1">If the user who cast a vote gets deleted, then all their votes will remain, but will become dissociated from the user.</text:span></text:p>
                </text:list-item>
                <text:list-item>
                  <text:p text:style-name="P12"><text:span text:style-name="T1">If a post gets deleted, then all the votes for that post should be automatically deleted too.</text:span></text:p>
                </text:list-item>
              </text:list>
            </text:list-item>
          </text:list>
        </text:list-item>
      </text:list>
      <text:p text:style-name="P13"/>
      <text:list xml:id="list150957053349304" text:continue-numbering="true" text:style-name="WWNum2">
        <text:list-item>
          <text:p text:style-name="P9"><text:span text:style-name="T1">Guideline #2: here is a list of queries that Udiddit needs in order to support its website and administrative interface. Note that you don’t need to produce the DQL for those queries: they are only provided to guide the design of your new database schema.</text:span></text:p>
          <text:list>
            <text:list-item>
              <text:p text:style-name="P11"><text:span text:style-name="T1">List all users who haven’t logged in in the last year.</text:span></text:p>
            </text:list-item>
            <text:list-item>
              <text:p text:style-name="P11"><text:span text:style-name="T1">List all users who haven’t created any post.</text:span></text:p>
            </text:list-item>
            <text:list-item>
              <text:p text:style-name="P11"><text:span text:style-name="T1">Find a user by their username.</text:span></text:p>
            </text:list-item>
            <text:list-item>
              <text:p text:style-name="P11"><text:soft-page-break/><text:span text:style-name="T1">List all topics that don’t have any posts.</text:span></text:p>
            </text:list-item>
            <text:list-item>
              <text:p text:style-name="P11"><text:span text:style-name="T1">Find a topic by its name.</text:span></text:p>
            </text:list-item>
            <text:list-item>
              <text:p text:style-name="P11"><text:span text:style-name="T1">List the latest 20 posts for a given topic.</text:span></text:p>
            </text:list-item>
            <text:list-item>
              <text:p text:style-name="P11"><text:span text:style-name="T1">List the latest 20 posts made by a given user.</text:span></text:p>
            </text:list-item>
            <text:list-item>
              <text:p text:style-name="P11"><text:span text:style-name="T1">Find all posts that link to a specific URL, for moderation purposes. </text:span></text:p>
            </text:list-item>
            <text:list-item>
              <text:p text:style-name="P11"><text:span text:style-name="T1">List all the top-level comments (those that don’t have a parent comment) for a given post.</text:span></text:p>
            </text:list-item>
            <text:list-item>
              <text:p text:style-name="P11"><text:span text:style-name="T1">List all the direct children of a parent comment.</text:span></text:p>
            </text:list-item>
            <text:list-item>
              <text:p text:style-name="P11"><text:span text:style-name="T1">List the latest 20 comments made by a given user.</text:span></text:p>
            </text:list-item>
            <text:list-item>
              <text:p text:style-name="P11"><text:span text:style-name="T1">Compute the score of a post, defined as the difference between the number of upvotes and the number of downvotes</text:span></text:p>
            </text:list-item>
          </text:list>
        </text:list-item>
      </text:list>
      <text:p text:style-name="P13"/>
      <text:list xml:id="list150956485261123" text:continue-numbering="true" text:style-name="WWNum2">
        <text:list-item>
          <text:p text:style-name="P9"><text:span text:style-name="T1">Guideline #3: you’ll need to use normalization, various constraints, as well as indexes in your new database schema. You should use named constraints and indexes to make your schema cleaner.</text:span></text:p>
        </text:list-item>
      </text:list>
      <text:p text:style-name="P14"/>
      <text:list xml:id="list150955712581359" text:continue-numbering="true" text:style-name="WWNum2">
        <text:list-item>
          <text:p text:style-name="P9"><text:span text:style-name="T1">Guideline #4: your new database schema will be composed of five (5) tables that should have an auto-incrementing id as their primary key.</text:span></text:p>
        </text:list-item>
      </text:list>
      <text:p text:style-name="P7"/>
      <text:p text:style-name="P6"><text:span text:style-name="T1">Once you’ve taken the time to think about your new schema, write the DDL for it in the space provided here:</text:span></text:p>
      <text:p text:style-name="P7"/>
      <text:p text:style-name="P8"/>
      <table:table table:name="Table3" table:style-name="Table3">
        <table:table-column table:style-name="Table3.A"/>
        <table:table-row table:style-name="Table3.1">
          <table:table-cell table:style-name="Table3.A1" office:value-type="string">
            <text:p text:style-name="P4"/>
          </table:table-cell>
        </table:table-row>
      </table:table>
      <text:p text:style-name="P7"/>
      <text:p text:style-name="P15"><text:bookmark text:name="_qy1koenonasn"/><text:span text:style-name="T1">Part III: Migrate the provided data</text:span></text:p>
      <text:p text:style-name="P6"><text:span text:style-name="T1">Now that your new schema is created, it’s time to migrate the data from the provided schema in the project’s SQL Workspace to your own schema. This will allow you to review some DML and DQL concepts, as you’ll be using INSERT...SELECT queries to do so. Here are a few guidelines to help you in this process:</text:span></text:p>
      <text:p text:style-name="P7"/>
      <text:list xml:id="list770027685" text:style-name="WWNum1">
        <text:list-item>
          <text:p text:style-name="P10"><text:span text:style-name="T1">Topic descriptions can all be empty</text:span></text:p>
        </text:list-item>
        <text:list-item>
          <text:p text:style-name="P10"><text:span text:style-name="T1">Since the bad_comments table doesn’t have the threading feature, you can migrate all comments as top-level comments, i.e. without a parent</text:span></text:p>
        </text:list-item>
        <text:list-item>
          <text:p text:style-name="P10"><text:span text:style-name="T1">You can use the Postgres string function </text:span><text:span text:style-name="T2">regexp_split_to_table</text:span><text:span text:style-name="T1"> to unwind the comma-separated votes values into separate rows</text:span></text:p>
        </text:list-item>
        <text:list-item>
          <text:p text:style-name="P10"><text:span text:style-name="T1">Don’t forget that some users only vote or comment, and haven’t created any posts. You’ll have to create those users too.</text:span></text:p>
        </text:list-item>
        <text:list-item>
          <text:p text:style-name="P10"><text:soft-page-break/><text:span text:style-name="T1">The order of your migrations matter! For example, since posts depend on users and topics, you’ll have to migrate the latter first.</text:span></text:p>
        </text:list-item>
        <text:list-item>
          <text:p text:style-name="P10"><text:span text:style-name="T1">Tip: You can start by running only SELECTs to fine-tune your queries, and use a LIMIT to avoid large data sets. Once you know you have the correct query, you can then run your full INSERT...SELECT query.</text:span></text:p>
        </text:list-item>
        <text:list-item>
          <text:p text:style-name="P10"><text:span text:style-name="T2">NOTE</text:span><text:span text:style-name="T1">: The data in your SQL Workspace contains thousands of posts and comments. The DML queries may take at least 10-15 seconds to run.</text:span></text:p>
        </text:list-item>
      </text:list>
      <text:p text:style-name="P7"/>
      <text:p text:style-name="P6"><text:span text:style-name="T1">Write the DML to migrate the current data in bad_posts and bad_comments to your new database schema:</text:span></text:p>
      <text:p text:style-name="P7"/>
      <text:p text:style-name="P7"/>
      <table:table table:name="Table4" table:style-name="Table4">
        <table:table-column table:style-name="Table4.A"/>
        <table:table-row table:style-name="Table4.1">
          <table:table-cell table:style-name="Table4.A1" office:value-type="string">
            <text:p text:style-name="P5"/>
          </table:table-cell>
        </table:table-row>
      </table:table>
      <text:p text:style-name="P7"/>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Open Sans" fo:font-family="'Open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font-name="Open Sans" fo:font-family="'Open Sans'" style:font-family-generic="roman" style:font-pitch="variable" style:text-underline-style="none"/>
    </style:style>
    <style:style style:name="ListLabel_20_12" style:display-name="ListLabel 12" style:family="text">
      <style:text-properties style:font-name="Open Sans" fo:font-family="'Open Sans'"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4" meta:paragraph-count="78" meta:word-count="1120" meta:character-count="6277" meta:non-whitespace-character-count="5271"/>
    <meta:generator>LibreOfficeDev/6.0.5.2$Linux_X86_64 LibreOffice_project/</meta:generator>
  </office:meta>
</office:document-meta>
</file>